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1" table:number-columns-repeated="2" table:default-cell-style-name="ce21"/>
        <table:table-column table:style-name="co5" table:default-cell-style-name="ce24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<text:s/>Клемма 1,5x2L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1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GND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0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0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0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0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0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0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0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0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0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0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0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/>
          <table:covered-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formula="of:=SUM([.H2:.H255])" office:value-type="float" office:value="35" calcext:value-type="float">
            <text:p>35</text:p>
          </table:table-cell>
          <table:table-cell table:formula="of:=SUM([.I2:.I255])" office:value-type="float" office:value="38" calcext:value-type="float">
            <text:p>38</text:p>
          </table:table-cell>
          <table:table-cell table:style-name="ce23"/>
          <table:table-cell table:number-columns-repeated="3"/>
          <table:table-cell table:style-name="ce21"/>
          <table:table-cell table:number-columns-repeated="16370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 calcext:value-type="string">
            <text:p>https://agava-shop.ru/</text:p>
          </table:table-cell>
          <table:table-cell table:style-name="ce10" table:number-columns-repeated="2"/>
          <table:table-cell table:style-name="ce15"/>
          <table:table-cell table:style-name="ce23" office:value-type="string" calcext:value-type="string">
            <text:p>PTTBS 1,5/S-KNX - Phoenix Contact — 3214663</text:p>
          </table:table-cell>
          <table:table-cell table:style-name="ce15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2"/>
          <table:table-cell table:style-name="ce23" office:value-type="string" calcext:value-type="string">
            <text:p>PT 2,5-PE/L/N - Phoenix Contact - 3210538</text:p>
          </table:table-cell>
          <table:table-cell table:style-name="ce23"/>
          <table:table-cell table:number-columns-repeated="16374"/>
        </table:table-row>
        <table:table-row table:style-name="ro2" table:number-rows-repeated="17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 office:value-type="string" calcext:value-type="string">
            <text:p>QF0-2.1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 office:value-type="string" calcext:value-type="string">
            <text:p>QF0-2.2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QF0-1.3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 office:value-type="string" calcext:value-type="string">
            <text:p>QF0-1.4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 office:value-type="string" calcext:value-type="string">
            <text:p>QF0-3.1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 office:value-type="string" calcext:value-type="string">
            <text:p>QF0-3.2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QF0-2.3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 office:value-type="string" calcext:value-type="string">
            <text:p>QF0-2.4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3"/>
          <table:table-cell table:number-columns-repeated="16374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04T22:22:21.589301772</dc:date>
    <meta:editing-duration>PT13H6M54S</meta:editing-duration>
    <meta:editing-cycles>61</meta:editing-cycles>
    <meta:generator>LibreOffice/7.5.1.2$MacOSX_AARCH64 LibreOffice_project/fcbaee479e84c6cd81291587d2ee68cba099e129</meta:generator>
    <meta:document-statistic meta:table-count="1" meta:cell-count="782" meta:object-count="0"/>
  </office:meta>
</office:document-meta>
</file>